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nightsbridge. Un quartier qu'Elliot ne connaissait que trop bien et qui lui rappelait un certain nombre de souvenirs d'enfance pénibles -ainsi qu'un autre, plus récent mais tout aussi désagréable. Le conteur déambulait dans les rues du quartier aisé, en quête de la maison à l'adresse qu'on lui avait fournie au Q.G un peu plus tôt dans la journée. Les demeures prestigieuses se succédaient et se ressemblaient, tellement similaires dans un secteur où la noblesse cohabitait avec une bourgeoisie chanceuse et envieuse de celle-ci, soucieuse de l'imiter -sans évidemment jamais l'égaler. Ce constat ramenait le blondin à sa propre enfance, et si sa famille avait décidé de s'installer à Brompton, ils étaient très certainement de ceux qui veulent s'élever dans la société. Cette attitude qu'il considérait pathétique leur valait une froide indifférence de la part de l'héritier des Edwards qui voyait cette course à la réputation comme une perte de temps et qui préférait largement consacrer sa vie au plaisir, épicurien dans l'âme et dans les actes.</text:p>
      <text:p text:style-name="Standard"/>
      <text:p text:style-name="Standard">En attendant, Elliot était en ce jour contraint de se promener dans cet environnement si tristement familier et pire, d'y [i]rester[/i]. La raison ? Il devait se rendre chez un certain Lloyd Collins, un membre de son cercle qui habitait justement le quartier. On lui avait demandé de le retrouver pour une nouvelle mission, dont les détails ne lui avaient pas été donnés -ou alors il ne les avait pas écoutés, éventualité toute aussi probable- et il espérait que ce Lloyd en question pourrait lui donner plus d'informations à ce sujet. Comme à son habitude, l'aventurier était investi d'une grande excitation et marchait d'un pas vif. Les missions qu'on lui avait confiées pour l'instant s'était avérées passionnantes -même si elles avaient toutes deux mal fini pour sa personne- et l'idée même de repartir à l'aventure l'emplissait de joie et d'exaltation, comme un enfant à qui l'on avait promis un tour au cirque.</text:p>
      <text:p text:style-name="Standard"/>
      <text:p text:style-name="Standard">Son insatiable curiosité piquée au vif devant la perspective de vivre de nouvelles histoires, Elliot était toujours parcouru sporadiquement de frissons tout le long de son épine dorsale alors qu'il arrivait à l'adresse qu'on lui avait indiquée. Prenant quelques secondes pour observer la demeure en question, il fut légèrement surpris de constater qu'elle était loin d'être aussi imposante que certaines de ses voisines. C'était d'un certain côté rassurant ; ces gens ne cherchaient pas forcément à imiter scrupuleusement les faits et gestes de la noblesse en étalant leur richesse -ou alors n'étaient pas assez riches pour le faire- ce qui était relativement encourageant. Pour le reste, elle avait le style typique des maisons du quartier, sans véritable élément distinctif. </text:p>
      <text:p text:style-name="Standard"/>
      <text:p text:style-name="Standard">Se demandant bien à quoi allait ressembler son partenaire du jour, Elliot frappa à la porte, fin prêt à se lancer dans une nouvelle mission rocamboles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10-17T21:22:43.88</meta:creation-date>
    <dc:date>2020-10-18T15:21:54.79</dc:date>
    <dc:creator>Théo </dc:creator>
    <meta:editing-duration>PT4H55M42S</meta:editing-duration>
    <meta:editing-cycles>105</meta:editing-cycles>
    <meta:generator>OpenOffice/4.1.1$Win32 OpenOffice.org_project/411m6$Build-9775</meta:generator>
    <meta:document-statistic meta:table-count="0" meta:image-count="0" meta:object-count="0" meta:page-count="1" meta:paragraph-count="4" meta:word-count="463" meta:character-count="2899"/>
  </office:meta>
</office:document-meta>
</file>